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6" style:family="paragraph" style:parent-style-name="Header">
      <style:text-properties fo:color="#ff00ff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fo:font-weight="bold" style:font-weight-asian="bold" style:font-weight-complex="bold"/>
    </style:style>
    <style:style style:name="T3" style:family="text">
      <style:text-properties style:font-style-asian="normal"/>
    </style:style>
    <style:style style:name="T4" style:family="text">
      <style:text-properties style:font-style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tyle-asian="normal" style:font-weight-asian="bold" style:font-weight-complex="bold"/>
    </style:style>
    <style:style style:name="T8" style:family="text">
      <style:text-properties fo:color="#00ff00"/>
    </style:style>
    <style:style style:name="T9" style:family="text">
      <style:text-properties fo:color="#00ff00" fo:font-weight="bold" style:font-weight-asian="bold" style:font-weight-complex="bold"/>
    </style:style>
    <style:style style:name="T10" style:family="text">
      <style:text-properties fo:color="#00ff00" fo:font-weight="normal" style:font-weight-asian="normal" style:font-weight-complex="normal"/>
    </style:style>
    <style:style style:name="T11" style:family="text">
      <style:text-properties fo:color="#00ff00" fo:font-style="italic" style:font-style-asian="italic" style:font-style-complex="italic"/>
    </style:style>
    <style:style style:name="T12" style:family="text">
      <style:text-properties fo:font-weight="normal" style:font-style-asian="normal" style:font-weight-asian="normal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ff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{titre}</text:p>
      <text:p text:style-name="Standard"/>
      <text:p text:style-name="Standard">[!-- BEGIN categories --]</text:p>
      <text:p text:style-name="Standard"><text:span text:style-name="T14">{TitreCategorie}</text:span><text:line-break/><text:line-break/><text:span text:style-name="T6">Articles :</text:span></text:p>
      <text:p text:style-name="Standard">[!-- BEGIN articles --]</text:p>
      <text:p text:style-name="List_20_1_20_Cont.">- {titreArticle}</text:p>
      <text:p text:style-name="List_20_1_20_Cont."><text:span text:style-name="T16">Date de publication : {date}</text:span>[!-- END articles --]</text:p>
      <text:p text:style-name="Standard"><text:line-break/><text:span text:style-name="T6">Commentaires :</text:span><text:line-break/>[!-- BEGIN commentaires --]</text:p>
      <text:p text:style-name="List_20_1_20_Cont."><text:span text:style-name="T15">Texte : </text:span><text:span text:style-name="T11">{texteCommentaire}</text:span>[!-- END commentaires --]</text:p>
      <text:p text:style-name="Standard">[!-- END categories --]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Cyril PIERRE de GEYERR</meta:initial-creator>
    <meta:creation-date>2008-09-02T10:04:05</meta:creation-date>
    <dc:date>2009-05-15T11:55:14.19</dc:date>
    <meta:editing-cycles>32</meta:editing-cycles>
    <meta:editing-duration>PT00H17M59S</meta:editing-duration>
    <meta:document-statistic meta:table-count="0" meta:image-count="0" meta:object-count="0" meta:page-count="1" meta:paragraph-count="9" meta:word-count="44" meta:character-count="265"/>
    <meta:user-defined meta:name="Info 1"/>
    <meta:user-defined meta:name="Info 2"/>
    <meta:user-defined meta:name="Info 3"/>
    <meta:user-defined meta:name="Info 4"/>
  </office:meta>
</office:document-meta>
</file>